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05in" style:use-optimal-column-width="false"/>
    </style:style>
    <style:style style:name="Table2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paragraph-properties fo:break-before="page"/>
    </style:style>
    <style:style style:name="P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2" style:parent-style-name="Absatz-Standardschriftart" style:family="text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T65" style:parent-style-name="Absatz-Standardschriftart" style:family="text">
      <style:text-properties fo:font-weight="bold" style:font-weight-asian="bold" style:font-weight-complex="bold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paragraph-properties fo:break-before="page"/>
    </style:style>
    <style:style style:name="P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font-weight="bold" style:font-weight-asian="bold" style:font-weight-complex="bold"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T93" style:parent-style-name="Absatz-Standardschriftart" style:family="text">
      <style:text-properties fo:font-weight="bold" style:font-weight-asian="bold" style:font-weight-complex="bold"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paragraph-properties fo:break-before="page"/>
    </style:style>
    <style:style style:name="P1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fo:font-weight="bold" style:font-weight-asian="bold" style:font-weight-complex="bold"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font-weight="bold" style:font-weight-asian="bold" style:font-weight-complex="bold"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T121" style:parent-style-name="Absatz-Standardschriftart" style:family="text">
      <style:text-properties fo:language="en" fo:country="US"/>
    </style:style>
    <style:style style:name="T122" style:parent-style-name="Absatz-Standardschriftart" style:family="text">
      <style:text-properties fo:font-weight="bold" style:font-weight-asian="bold" style:font-weight-complex="bold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paragraph-properties fo:break-before="page"/>
    </style:style>
  </office:automatic-styles>
  <office:body>
    <office:text text:use-soft-page-breaks="true">
      <text:p text:style-name="P1">Botnet Strom Protokoll für I2C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Byte</text:p>
          </table:table-cell>
          <table:table-cell table:style-name="TableCell8">
            <text:p text:style-name="TableContents">400khz</text:p>
          </table:table-cell>
          <table:table-cell table:style-name="TableCell9">
            <text:p text:style-name="TableContents">1000khz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25us</text:p>
          </table:table-cell>
          <table:table-cell table:style-name="TableCell13">
            <text:p text:style-name="TableContents">10us</text:p>
          </table:table-cell>
        </table:table-row>
        <table:table-row table:style-name="TableRow14">
          <table:table-cell table:style-name="TableCell15">
            <text:p text:style-name="TableContents">2</text:p>
          </table:table-cell>
          <table:table-cell table:style-name="TableCell16">
            <text:p text:style-name="TableContents">50us</text:p>
          </table:table-cell>
          <table:table-cell table:style-name="TableCell17">
            <text:p text:style-name="TableContents">20us</text:p>
          </table:table-cell>
        </table:table-row>
        <table:table-row table:style-name="TableRow18">
          <table:table-cell table:style-name="TableCell19">
            <text:p text:style-name="TableContents">4</text:p>
          </table:table-cell>
          <table:table-cell table:style-name="TableCell20">
            <text:p text:style-name="TableContents">100us</text:p>
          </table:table-cell>
          <table:table-cell table:style-name="TableCell21">
            <text:p text:style-name="TableContents">40us</text:p>
          </table:table-cell>
        </table:table-row>
        <table:table-row table:style-name="TableRow22">
          <table:table-cell table:style-name="TableCell23">
            <text:p text:style-name="TableContents">8</text:p>
          </table:table-cell>
          <table:table-cell table:style-name="TableCell24">
            <text:p text:style-name="TableContents">200us</text:p>
          </table:table-cell>
          <table:table-cell table:style-name="TableCell25">
            <text:p text:style-name="TableContents">80us</text:p>
          </table:table-cell>
        </table:table-row>
        <table:table-row table:style-name="TableRow26">
          <table:table-cell table:style-name="TableCell27">
            <text:p text:style-name="TableContents">16</text:p>
          </table:table-cell>
          <table:table-cell table:style-name="TableCell28">
            <text:p text:style-name="TableContents">400us</text:p>
          </table:table-cell>
          <table:table-cell table:style-name="TableCell29">
            <text:p text:style-name="TableContents">160us</text:p>
          </table:table-cell>
        </table:table-row>
        <table:table-row table:style-name="TableRow30">
          <table:table-cell table:style-name="TableCell31">
            <text:p text:style-name="TableContents">32</text:p>
          </table:table-cell>
          <table:table-cell table:style-name="TableCell32">
            <text:p text:style-name="TableContents">800us</text:p>
          </table:table-cell>
          <table:table-cell table:style-name="TableCell33">
            <text:p text:style-name="TableContents">320us</text:p>
          </table:table-cell>
        </table:table-row>
        <table:table-row table:style-name="TableRow34">
          <table:table-cell table:style-name="TableCell35">
            <text:p text:style-name="TableContents">64</text:p>
          </table:table-cell>
          <table:table-cell table:style-name="TableCell36">
            <text:p text:style-name="TableContents">1600us</text:p>
          </table:table-cell>
          <table:table-cell table:style-name="TableCell37">
            <text:p text:style-name="TableContents">640us</text:p>
          </table:table-cell>
        </table:table-row>
        <table:table-row table:style-name="TableRow38">
          <table:table-cell table:style-name="TableCell39">
            <text:p text:style-name="TableContents">128</text:p>
          </table:table-cell>
          <table:table-cell table:style-name="TableCell40">
            <text:p text:style-name="TableContents">3200us</text:p>
          </table:table-cell>
          <table:table-cell table:style-name="TableCell41">
            <text:p text:style-name="TableContents">1280us</text:p>
          </table:table-cell>
        </table:table-row>
        <table:table-row table:style-name="TableRow42">
          <table:table-cell table:style-name="TableCell43">
            <text:p text:style-name="TableContents">256</text:p>
          </table:table-cell>
          <table:table-cell table:style-name="TableCell44">
            <text:p text:style-name="TableContents">6400us</text:p>
          </table:table-cell>
          <table:table-cell table:style-name="TableCell45">
            <text:p text:style-name="TableContents">2560us</text:p>
          </table:table-cell>
        </table:table-row>
        <table:table-row table:style-name="TableRow46">
          <table:table-cell table:style-name="TableCell47">
            <text:p text:style-name="TableContents">1024</text:p>
          </table:table-cell>
          <table:table-cell table:style-name="TableCell48">
            <text:p text:style-name="TableContents">25600us</text:p>
          </table:table-cell>
          <table:table-cell table:style-name="TableCell49">
            <text:p text:style-name="TableContents">10240us</text:p>
          </table:table-cell>
        </table:table-row>
      </table:table>
      <text:p text:style-name="Standard"/>
      <text:p text:style-name="Standard"/>
      <text:p text:style-name="P50">BN-Header:<text:s/>3 (Short), 5 (Full), 6 (Full + Age)</text:p>
      <text:p text:style-name="Standard"><text:s/></text:p>
      <text:p text:style-name="Standard">TTT0.00SS [DA DA SA SA] [[AG]] PS CS</text:p>
      <text:p text:style-name="Standard"/>
      <text:p text:style-name="P51"/>
      <text:p text:style-name="P52">TTT: Transmission Typ</text:p>
      <text:p text:style-name="P53">0: Reserved</text:p>
      <text:p text:style-name="P54">1: Short Transmission without SW Ack (only for direct master to slave)</text:p>
      <text:p text:style-name="P55">2: Short Transmission with<text:s/><text:s text:c="5"/>SW Ack (only for direct master to slave)</text:p>
      <text:p text:style-name="P56">3: Full Transmission <text:s text:c="2"/>without SW Ack</text:p>
      <text:p text:style-name="P57">4: Full Transmission <text:s text:c="2"/>with <text:s text:c="5"/>SW Ack</text:p>
      <text:p text:style-name="P58">5: Full Transmission <text:s text:c="2"/>without SW Ack and Age Counter</text:p>
      <text:p text:style-name="P59">6: Full Transmission <text:s text:c="2"/>with <text:s text:c="5"/>SW Ack and Age Counter</text:p>
      <text:p text:style-name="Standard">7: Ack Transmission</text:p>
      <text:p text:style-name="Standard"/>
      <text:p text:style-name="Standard">SSSS: Direkt Subsystem Adressierung</text:p>
      <text:p text:style-name="Standard">0: Standard-Message</text:p>
      <text:p text:style-name="Standard">1: Stream-Subsystem</text:p>
      <text:p text:style-name="Standard">2: frei</text:p>
      <text:p text:style-name="Standard">3: frei</text:p>
      <text:p text:style-name="Standard"/>
      <text:p text:style-name="Standard">CS: Prüfsumme: <text:s text:c="2"/>Alles Bytes Protokoll und Daten aufaddiert + 1</text:p>
      <text:p text:style-name="Standard"/>
      <text:p text:style-name="Standard">PS <text:s/>= Größe der Nachricht: Protokoll und Daten:<text:s/>6<text:s/>Bit 0..63</text:p>
      <text:p text:style-name="Standard"/>
      <text:p text:style-name="Standard">AG =<text:s/>Alter, Jedesmal wenn die Nachricht weitergleitet wird, Alter++</text:p>
      <text:p text:style-name="P60"/>
      <text:p text:style-name="P61">Msg Protokoll:</text:p>
      <text:p text:style-name="Standard"/>
      <text:p text:style-name="Standard">DA: Datenanzahl = Header.PS – sizeof(Header) - 1</text:p>
      <text:p text:style-name="Standard"/>
      <text:p text:style-name="Standard">MI MI MD[0..DA]</text:p>
      <text:p text:style-name="Standard"/>
      <text:p text:style-name="Standard">MI MI: 16 Bit Msg Index: 0..65535</text:p>
      <text:p text:style-name="Standard"><text:s text:c="44"/>0: Reserviert wg. Direkt Adressierung</text:p>
      <text:p text:style-name="Standard"><text:s text:c="44"/><text:span text:style-name="T62">1..127: Reserved for Subsystems</text:span></text:p>
      <text:p text:style-name="P63"><text:s text:c="43"/>128..: Free to use</text:p>
      <text:p text:style-name="P64"/>
      <text:p text:style-name="Standard">MD[x]: Msg Daten</text:p>
      <text:p text:style-name="Standard"/>
      <text:p text:style-name="Standard"/>
      <text:p text:style-name="Standard"><text:span text:style-name="T65">Acknowlege: MI MI MD0</text:span></text:p>
      <text:p text:style-name="Standard"/>
      <text:p text:style-name="P66">MD0 <text:s text:c="2"/>= Acknowlege</text:p>
      <text:p text:style-name="P67">0: ACK</text:p>
      <text:p text:style-name="P68">1: NACK -&gt; Checksumme falsch</text:p>
      <text:p text:style-name="Standard">2: NACK -&gt; Nochmals senden</text:p>
      <text:p text:style-name="Standard">3: NACK -&gt; Nachricht unbekannt</text:p>
      <text:p text:style-name="Standard">4..15: frei</text:p>
      <text:p text:style-name="Standard"/>
      <text:p text:style-name="Standard"/>
      <text:p text:style-name="Standard"/>
      <text:p text:style-name="Standard"/>
      <text:p text:style-name="P69"/>
      <text:p text:style-name="P70">Datenstrom Protokoll:</text:p>
      <text:p text:style-name="Standard"/>
      <text:p text:style-name="Standard"/>
      <text:p text:style-name="P71">DS-Header: Cxxx.IIII</text:p>
      <text:p text:style-name="Standard"/>
      <text:p text:style-name="P72">Cxxx: Daten/Command 1 Bit</text:p>
      <text:p text:style-name="P73">0 = Daten xxx = 0</text:p>
      <text:p text:style-name="P74">1 = Command/Cfg xxx = Kommando</text:p>
      <text:p text:style-name="P75"/>
      <text:p text:style-name="P76">IIII <text:s text:c="9"/>= <text:s/>Stream Index 0..15</text:p>
      <text:p text:style-name="Standard">0: Default zo<text:s/>Diag/Konsole</text:p>
      <text:p text:style-name="Standard">1..15: frei</text:p>
      <text:p text:style-name="Standard"/>
      <text:p text:style-name="Standard"/>
      <text:p text:style-name="P77">Daten: C000.NNNN SD[0..DA]</text:p>
      <text:p text:style-name="Standard"/>
      <text:p text:style-name="Standard">NNNN <text:s text:c="2"/>= Nachrichten Index <text:s/>4 Bit 0..15</text:p>
      <text:p text:style-name="Standard"/>
      <text:p text:style-name="Standard">SD: Stream Daten</text:p>
      <text:p text:style-name="Standard"/>
      <text:p text:style-name="P78">DA: Datenanzahl = BN-Header.PS – sizeof(BN-Header) - sizeof(DS-Header)</text:p>
      <text:p text:style-name="P79"/>
      <text:p text:style-name="P80">Commands: Cxxx.NNNN SD0 SD1 SD2</text:p>
      <text:p text:style-name="P81"/>
      <text:p text:style-name="P82">xxx <text:s text:c="2"/>= Command</text:p>
      <text:p text:style-name="P83">0: Ack: Details in SD0</text:p>
      <text:p text:style-name="P84"><text:s text:c="7"/>SD0 <text:s/>= 0: Ack</text:p>
      <text:p text:style-name="P85"><text:s text:c="7"/>SD0 != 0: Nack</text:p>
      <text:p text:style-name="P86">1: Re-Init des Strombuffers</text:p>
      <text:p text:style-name="P87">2: Connect Strom-Port destination to BN_ID:StromID given by SD0SD1:SD2</text:p>
      <text:p text:style-name="P88">3: Disconnect/Free port</text:p>
      <text:p text:style-name="P89">4..15: Reserved</text:p>
      <text:p text:style-name="P90"/>
      <text:p text:style-name="P91"/>
      <text:p text:style-name="P92"/>
      <text:p text:style-name="Standard"><text:span text:style-name="T93">Acknowledge: 1000.NNNN SD0</text:span></text:p>
      <text:p text:style-name="P94"/>
      <text:p text:style-name="P95">SD0 <text:s text:c="2"/>= Acknowledge</text:p>
      <text:p text:style-name="P96">0: ACK</text:p>
      <text:p text:style-name="P97">1: NACK -&gt;<text:s/>Checksumme falsch</text:p>
      <text:p text:style-name="Standard">2: NACK -&gt; Nochmals senden</text:p>
      <text:p text:style-name="Standard">3: NACK -&gt; Strombuffer ist voll</text:p>
      <text:p text:style-name="Standard">4: NACK -&gt; Strom Index nicht ok</text:p>
      <text:p text:style-name="Standard">5: NACK -&gt; Nachrichten Index stimmt nicht</text:p>
      <text:p text:style-name="Standard">6: NACK -&gt; Ziel antwortet nicht</text:p>
      <text:p text:style-name="Standard">7..15: frei</text:p>
      <text:p text:style-name="Standard"/>
      <text:p text:style-name="P98"/>
      <text:p text:style-name="P99"/>
      <text:p text:style-name="P100">Paket Protokoll:</text:p>
      <text:p text:style-name="Standard"/>
      <text:p text:style-name="Standard"/>
      <text:p text:style-name="P101">PS-Header: CIII.NNNN NNNN.NNNN</text:p>
      <text:p text:style-name="P102"/>
      <text:p text:style-name="P103">C: Command 1 Bit</text:p>
      <text:p text:style-name="P104">0 = Daten</text:p>
      <text:p text:style-name="P105">1 = Command</text:p>
      <text:p text:style-name="P106"/>
      <text:p text:style-name="P107">III <text:s text:c="9"/>= <text:s/>Packet Index 0..7</text:p>
      <text:p text:style-name="P108"/>
      <text:p text:style-name="P109">Daten: CIII NNNN NNNN.NNNN PD[0..DA]</text:p>
      <text:p text:style-name="Standard"/>
      <text:p text:style-name="Standard">NNNN NNNN.NNNN = Package Daten Offset <text:s/>12 Bit 1..4096</text:p>
      <text:p text:style-name="Standard"/>
      <text:p text:style-name="P110">PD: Package Daten</text:p>
      <text:p text:style-name="P111"/>
      <text:p text:style-name="P112">DA: Datenanzahl = BN-Header.PS – sizeof(BN-Header) -<text:s/>sizeof(PS-Header)</text:p>
      <text:p text:style-name="P113"/>
      <text:p text:style-name="P114">Commands: CIII NNNN PD0 PD1</text:p>
      <text:p text:style-name="P115"/>
      <text:p text:style-name="P116">NNNN <text:s text:c="2"/>= Commands</text:p>
      <text:p text:style-name="P117"/>
      <text:p text:style-name="P118"/>
      <text:p text:style-name="P119">0: Ack: Details in PD0, PD1 commando abhänging</text:p>
      <text:p text:style-name="P120"><text:s text:c="7"/>SD0 <text:s/>= 0: Ack</text:p>
      <text:p text:style-name="Standard"><text:span text:style-name="T121"><text:s text:c="7"/></text:span>SD0 != 0: Nack</text:p>
      <text:p text:style-name="Standard"/>
      <text:p text:style-name="Standard">1: Reserviere Platz für Packet PD0+PD1&lt;&lt;16= Packet größe (max. 4096 Byte)</text:p>
      <text:p text:style-name="Standard">2: Freigeben Platz für<text:s/>Packet</text:p>
      <text:p text:style-name="Standard">3: Setze Checksumme für Packet <text:s/>PD0+PD1 (Aufsummierte 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<text:s/>komplett</text:p>
      <text:p text:style-name="Standard"/>
      <text:p text:style-name="Standard"><text:span text:style-name="T122">Acknowlege: 0III.NNNN</text:span></text:p>
      <text:p text:style-name="Standard"/>
      <text:p text:style-name="P123">NNNN <text:s text:c="2"/>= Acknowlege</text:p>
      <text:p text:style-name="P124">0: ACK</text:p>
      <text:p text:style-name="P125">1: NACK -&gt; Checksumme falsch</text:p>
      <text:p text:style-name="Standard">2: NACK -&gt; Nochmals senden</text:p>
      <text:p text:style-name="Standard">3: NACK -&gt; Package Index nicht ok</text:p>
      <text:p text:style-name="Standard">4: NACK -&gt; Package Daten Index nicht ok</text:p>
      <text:p text:style-name="Standard">5..15: frei</text:p>
      <text:p text:style-name="Standard"/>
      <text:p text:style-name="Standard"/>
      <text:p text:style-name="P126"/>
      <text:p text:style-name="Standard"/>
      <text:p text:style-name="Standard">I2C Spezial Kommandos, nur für Master/Slave nicht<text:s/>für Multi Master:</text:p>
      <text:p text:style-name="Standard"/>
      <text:p text:style-name="Standard"/>
      <text:p text:style-name="Standard">Anfrage Slave, Datentransfer</text:p>
      <text:p text:style-name="Standard">=&gt;0001.0000: CS CN CN</text:p>
      <text:p text:style-name="Standard">&lt;=0001.0000: CS CN CN</text:p>
      <text:p text:style-name="Standard"/>
      <text:p text:style-name="Standard">CNCN: Länge der nächsten Übertragung. Es können auch mehrer BN-Nachrichten auf einmal übertragen werden.</text:p>
      <text:p text:style-name="Standard">0 = keine Daten vorhand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es, Florian</dc:creator>
    <meta:creation-date>2009-04-16T11:32:00Z</meta:creation-date>
    <dc:date>2019-10-29T07:13:00Z</dc:date>
    <meta:template xlink:href="Normal.dotm" xlink:type="simple"/>
    <meta:editing-cycles>38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7" meta:word-count="503" meta:character-count="3669" meta:row-count="26" meta:non-whitespace-character-count="3173"/>
  </office:meta>
</office:document-meta>
</file>